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1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<text:s/>New "Stats Page", layout based on what Karen put together on page 3 of the screenwavemedia notes.(ScreenwaveMedia_Feedback_v2.pdf)</text:p>
          </table:table-cell>
          <table:table-cell table:style-name="ce10" office:value-type="string">
            <text:p>Randomized time of day scenes for each level and a settings menu option to choose a specific time of day to always see.</text:p>
          </table:table-cell>
          <table:table-cell table:style-name="ce10" office:value-type="string">
            <text:p>Replace Info Icon with binoculars icon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Visual novel for directions.</text:p>
          </table:table-cell>
          <table:table-cell table:style-name="ce10" office:value-type="string">
            <text:p>Info button now shows up with region selected.</text:p>
          </table:table-cell>
          <table:table-cell table:style-name="ce10" office:value-type="string">
            <text:p>Add all antelope species details to each antelope card def based on animals.xls file from Karen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Add Extinct option to card defs. <text:s/>Add Scimitar Oryx and Gemsbok to info page.</text:p>
          </table:table-cell>
          <table:table-cell table:style-name="ce10" office:value-type="string">
            <text:p>New values are now needed for each antelope: Kingdom, Phylum, Class, Order, Family, Genus, Species</text:p>
          </table:table-cell>
          <table:table-cell table:style-name="ce10" office:value-type="string">
            <text:p>New Info Page layout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10" office:value-type="string">
            <text:p>Start screen window popup for continue or restart. <text:s/>Menu manager new menu type.</text:p>
          </table:table-cell>
          <table:table-cell table:style-name="ce10" office:value-type="string">
            <text:p>Slide effect for antelope cards across info page.</text:p>
          </table:table-cell>
          <table:table-cell table:style-name="ce10" office:value-type="string">
            <text:p>Medal Icon concepts.</text:p>
          </table:table-cell>
          <table:table-cell table:style-name="ce10" office:value-type="string">
            <text:p>Extra grass texture for different times of day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<text:s/>Baby level not required for each region. First level is baby difficulty in Eastern Africa(Morning).</text:p>
          </table:table-cell>
          <table:table-cell table:style-name="ce10" office:value-type="string">
            <text:p>Screenshot comparison concept to review all backgrounds and times of day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4" office:value-type="string">
            <text:p>Special effect for player getting 3 or more matches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0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4" office:value-type="string">
            <text:p>Polish directions layout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After completing region, mate match enabled("level 5").</text:p>
          </table:table-cell>
          <table:table-cell table:style-name="ce4" office:value-type="string">
            <text:p>Optimize assets more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7" office:value-type="string">
            <text:p>Create a hyena for info page. <text:s/>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10" office:value-type="string">
            <text:p>Have a button below the score(During match). <text:s/>This button keeps track of the most recently matched antelopes. <text:s/>If clicked, brings player to corisponding info page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0" office:value-type="string">
            <text:p>Reimplement lion strike card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Have an icon next to each level button(no art yet), that will be invisible until level is beaten, then it will become a gold medal icon or sector circle from Tanza cards. 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Set up Github for a home and school version of Antelope Up.</text:p>
          </table:table-cell>
          <table:table-cell table:style-name="Default" table:number-columns-repeated="3"/>
          <table:table-cell table:style-name="ce14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Have a setting to turn on color blind mode.</text:p>
          </table:table-cell>
          <table:table-cell table:style-name="Default" table:number-columns-repeated="3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Default" table:number-columns-repeated="3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MineSweeper Slash card and animation for lion card.</text:p>
          </table:table-cell>
          <table:table-cell table:number-columns-repeated="1017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5/24/2019</text:date>, <text:time>18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6H58M45S</meta:editing-duration>
    <meta:editing-cycles>211</meta:editing-cycles>
    <meta:generator>OpenOffice/4.1.6$Win32 OpenOffice.org_project/416m1$Build-9790</meta:generator>
    <dc:date>2019-05-24T18:15:13.05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